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595e2" officeooo:paragraph-rsid="001595e2"/>
    </style:style>
    <style:style style:name="P2" style:family="paragraph" style:parent-style-name="Standard">
      <style:text-properties officeooo:rsid="001595e2" officeooo:paragraph-rsid="001766f1"/>
    </style:style>
    <style:style style:name="P3" style:family="paragraph" style:parent-style-name="Standard">
      <style:text-properties officeooo:rsid="001595e2" officeooo:paragraph-rsid="00189e1d"/>
    </style:style>
    <style:style style:name="P4" style:family="paragraph" style:parent-style-name="Standard">
      <style:text-properties officeooo:rsid="001595e2" officeooo:paragraph-rsid="0019d473"/>
    </style:style>
    <style:style style:name="P5" style:family="paragraph" style:parent-style-name="Standard">
      <style:text-properties officeooo:rsid="001766f1" officeooo:paragraph-rsid="001766f1"/>
    </style:style>
    <style:style style:name="P6" style:family="paragraph" style:parent-style-name="Standard">
      <style:text-properties officeooo:rsid="0019d473" officeooo:paragraph-rsid="001b72a2"/>
    </style:style>
    <style:style style:name="P7" style:family="paragraph" style:parent-style-name="Standard">
      <style:text-properties officeooo:rsid="00253db6" officeooo:paragraph-rsid="00253db6"/>
    </style:style>
    <style:style style:name="P8" style:family="paragraph" style:parent-style-name="Standard">
      <style:text-properties officeooo:rsid="002b3adb" officeooo:paragraph-rsid="0036e115"/>
    </style:style>
    <style:style style:name="P9" style:family="paragraph" style:parent-style-name="Standard">
      <style:text-properties officeooo:rsid="002c4dab" officeooo:paragraph-rsid="002c4dab"/>
    </style:style>
    <style:style style:name="P10" style:family="paragraph" style:parent-style-name="Standard">
      <style:text-properties officeooo:rsid="004d106e" officeooo:paragraph-rsid="005033a1"/>
    </style:style>
    <style:style style:name="P11" style:family="paragraph" style:parent-style-name="Standard">
      <style:text-properties officeooo:rsid="004d106e" officeooo:paragraph-rsid="00528ebf"/>
    </style:style>
    <style:style style:name="T1" style:family="text">
      <style:text-properties officeooo:rsid="00189e1d"/>
    </style:style>
    <style:style style:name="T2" style:family="text">
      <style:text-properties officeooo:rsid="0018b474"/>
    </style:style>
    <style:style style:name="T3" style:family="text">
      <style:text-properties officeooo:rsid="0019d473"/>
    </style:style>
    <style:style style:name="T4" style:family="text">
      <style:text-properties officeooo:rsid="0019d979"/>
    </style:style>
    <style:style style:name="T5" style:family="text">
      <style:text-properties officeooo:rsid="001b1386"/>
    </style:style>
    <style:style style:name="T6" style:family="text">
      <style:text-properties officeooo:rsid="001b72a2"/>
    </style:style>
    <style:style style:name="T7" style:family="text">
      <style:text-properties officeooo:rsid="0027c25e"/>
    </style:style>
    <style:style style:name="T8" style:family="text">
      <style:text-properties officeooo:rsid="002b6510"/>
    </style:style>
    <style:style style:name="T9" style:family="text">
      <style:text-properties officeooo:rsid="0037ea43"/>
    </style:style>
    <style:style style:name="T10" style:family="text">
      <style:text-properties officeooo:rsid="004d398c"/>
    </style:style>
    <style:style style:name="T11" style:family="text">
      <style:text-properties officeooo:rsid="005033a1"/>
    </style:style>
    <style:style style:name="T12" style:family="text">
      <style:text-properties officeooo:rsid="00508ccc"/>
    </style:style>
    <style:style style:name="T13" style:family="text">
      <style:text-properties officeooo:rsid="00528eb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alyze various security measures an organization adopts to protect it's information.</text:p>
      <text:p text:style-name="P1"/>
      <text:p text:style-name="P5">Assumption : </text:p>
      <text:p text:style-name="P1">Organization concerned is any technology oriented company, like Google, Ericcson and Yahoo. </text:p>
      <text:p text:style-name="P2">We assume it's a product oriented company, not a service oriented company like Cognizant or Tata Consultancy Services.</text:p>
      <text:p text:style-name="P2"/>
      <text:p text:style-name="P3"><text:span text:style-name="T1">Structure of this essay : </text:span></text:p>
      <text:p text:style-name="P4"><text:s/><text:span text:style-name="T2">I would like to split this essay into 2 broad sections. The first sections discusses measures taken at a managerial level to protect information. The second sections discusses the technical aspect of information security. To the best of my efforts, I have tried to talk about important measures and their implantation challenges. </text:span></text:p>
      <text:p text:style-name="P4"/>
      <text:p text:style-name="P4"><text:span text:style-name="T3">Section 1: <text:s/>Managerial Level Measures. </text:span></text:p>
      <text:p text:style-name="P4"/>
      <text:p text:style-name="P6">(I) Legal binding and Non disclosure agreement<text:span text:style-name="T5">(NDA)</text:span>: <text:span text:style-name="T4">All companies off late ask their employees in critical positions to sign a non-disclosure agreement. The employee is legally bound to keep the information about the company's product a secret. Violation of NDA shall result in the company taking the employee to the court.</text:span></text:p>
      <text:p text:style-name="P6"/>
      <text:p text:style-name="P6"><text:span text:style-name="T6">Challenges : In a large and dysfunctional legal system such as India, NDAs are violated all the time. The violating party hardly is afraid of the legal action that will be initiated by the company. How to get around this challenge is beyond the scope of the discussion and the company as well. Even then, NDAs are a good place to start for the majority of the workforce (and the population) who will still take the correct course of action inspite of a non-existing judicial system. <text:s text:c="2"/></text:span></text:p>
      <text:p text:style-name="P6"/>
      <text:p text:style-name="P7">(II) Patents: <text:span text:style-name="T7">Propriety technology that shall be a key ingredient of any product should always be protected by patents and patent control laws. Challenges to this measure is same as the challegens to NDAs.</text:span></text:p>
      <text:p text:style-name="P9"/>
      <text:p text:style-name="P8">(III) <text:span text:style-name="T8">Inter-organizational communication (Limiting Horizontal Communication) : Many large organizations structure their workforce in a geographically distributed manner. The intuition behind this measure is keep various parts of the production pipeline away from each other. This measure's intended outcome is but for a few senior critical employees no one has a holistic understanding of the product they are building. Hence everyone involved in production will have a minuscule understanding of the part of the product that their team is building.</text:span></text:p>
      <text:p text:style-name="P8"/>
      <text:p text:style-name="P8"><text:span text:style-name="T9">Challenges : This approach was very common in the earlier part of this century. Predominantly because most of the production in the Western World came in existence to serve the market created by the second world war (Example – Companies like Royal Engfiled). <text:s/>These companies were used to operating in extreme levels of structural and hierarchical secrecy. <text:s/>But this approach is coming into lot of criticism off late. Primarily because the overhead of secrecy is a lot. Communication / information flow across these rigid structures comes with a lot of overhead. The time, effort and resources lost due the adherence of this communication protocol is very substantial. Secondly and more importantly, Workforce moral will be very low if the workers do not have a sense of what they are actually building. As Karl Marx said, It is important for the workforce to have the satisfaction of making a positive contribution to the society. If they do not have tangible evidence to be proud of their work, it directly affects their morals. <text:s text:c="2"/></text:span></text:p>
      <text:p text:style-name="P8"/>
      <text:p text:style-name="P10"><text:soft-page-break/>Anecdote : I once read somewhere that <text:span text:style-name="T10">Pepsi has it's formula divided into 7 septate parts and each part was handed over to an executive in 7 different continents (is Pepsi there in Antarctica? Probably). These executives never meet all through their career as a Pepsi executive. </text:span></text:p>
      <text:p text:style-name="P10"/>
      <text:p text:style-name="P10"><text:span text:style-name="T11">Protecting Managerial Policies and Decision making: </text:span></text:p>
      <text:p text:style-name="P11"><text:span text:style-name="T12">Sometimes, the only factor that sets a company apart is the decisions the board of directors take in the best interest of their firm.</text:span></text:p>
      <text:p text:style-name="P11"/>
      <text:p text:style-name="P11"><text:span text:style-name="T13">Anecdote : There is an organization which I shall be polite enough to not name. Has a policy of <text:s/>hiring really competent engineers and researchers, go through the whole product development cycle. Years of research and development, they go for utmost 3 releases of the product and once they are done with 3 stable releases, they fire the whole development team and shift the product support to developing countries or support consultants. This is a shrewed management model because support is cheaper when it is done in Vietnam or Cambodia. The company should be careful enough, protect this information from the development team for obvious reasons. How they actually do it beyond my scop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8T01:42:22.200604106</meta:creation-date>
    <dc:date>2016-09-18T03:18:59.109425530</dc:date>
    <meta:editing-duration>PT1H29M1S</meta:editing-duration>
    <meta:editing-cycles>79</meta:editing-cycles>
    <meta:generator>LibreOffice/4.2.8.2$Linux_X86_64 LibreOffice_project/420m0$Build-2</meta:generator>
    <meta:document-statistic meta:table-count="0" meta:image-count="0" meta:object-count="0" meta:page-count="2" meta:paragraph-count="16" meta:word-count="717" meta:character-count="4454" meta:non-whitespace-character-count="3734"/>
  </office:meta>
</office:document-meta>
</file>